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-linejoin="none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-linejoin="none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stroke-linejoin="none"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445cm" svg:height="2.54cm" svg:x="0.969cm" svg:y="5.08cm">
          <text:p text:style-name="P1"><text:span text:style-name="T1">BI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2.54cm" svg:x="7.67cm" svg:y="5.08cm">
          <text:p text:style-name="P1"><text:span text:style-name="T1">Boot Loader</text:span></text:p>
          <text:p text:style-name="P1"><text:span text:style-name="T1">(Grub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27cm" svg:x="5.649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45cm" svg:height="2.54cm" svg:x="14.37cm" svg:y="5.08cm">
          <text:p text:style-name="P1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27cm" svg:x="12.349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1.27cm" svg:x="19.0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445cm" svg:height="2.64cm" svg:x="21.29cm" svg:y="5.08cm">
          <text:p text:style-name="P1"><text:span text:style-name="T2">Init</text:span></text:p>
          <text:p text:style-name="P1"><text:span text:style-name="T2">(PID=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  <style:style style:name="Mgr2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5.199cm" svg:height="1.187cm" svg:x="1.4cm" svg:y="0.837cm">
        <draw:text-box>
          <text:p/>
        </draw:text-box>
      </draw:frame>
      <draw:frame draw:style-name="Mgr1" draw:layer="backgroundobjects" svg:width="25.199cm" svg:height="1.187cm" svg:x="1.4cm" svg:y="4.914cm">
        <draw:text-box>
          <text:p/>
        </draw:text-box>
      </draw:frame>
      <draw:frame draw:style-name="Mgr2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2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2" draw:text-style-name="MP5" draw:layer="backgroundobjects" svg:width="6.523cm" svg:height="1.448cm" svg:x="20.075cm" svg:y="19.131cm">
        <draw:text-box>
          <text:p text:style-name="MP4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09-11-26T11:43:12</meta:creation-date>
    <meta:editing-duration>P1DT19H40M8S</meta:editing-duration>
    <meta:editing-cycles>106</meta:editing-cycles>
    <dc:date>2014-03-20T02:43:14</dc:date>
    <dc:creator>jlmunoz </dc:creator>
    <meta:generator>LibreOffice/3.5$Linux_x86 LibreOffice_project/350m1$Build-2</meta:generator>
    <meta:printed-by>Jose </meta:printed-by>
    <meta:print-date>2011-08-19T00:55:14</meta:print-date>
    <meta:document-statistic meta:object-count="12"/>
  </office:meta>
</office:document-meta>
</file>